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166800000352F76693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Thorndale AMT1" svg:font-family="'Thorndale AMT', 'Times New Roman'"/>
    <style:font-face style:name="Courier New1" svg:font-family="'Courier New'" style:font-family-generic="modern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Albany AMT2" svg:font-family="'Albany AMT', Arial" style:font-pitch="variable"/>
    <style:font-face style:name="Courier New" svg:font-family="'Courier New'" style:font-pitch="variable"/>
    <style:font-face style:name="Mincho" svg:font-family="Mincho, msmincho" style:font-pitch="variable"/>
    <style:font-face style:name="Times" svg:font-family="Times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</office:font-face-decls>
  <office:automatic-styles>
    <style:style style:name="doc-history" style:family="table">
      <style:table-properties style:width="6.5in" table:align="margins" style:writing-mode="lr-tb"/>
    </style:style>
    <style:style style:name="doc-history.A" style:family="table-column">
      <style:table-column-properties style:column-width="2.1667in" style:rel-column-width="21844*"/>
    </style:style>
    <style:style style:name="doc-history.C" style:family="table-column">
      <style:table-column-properties style:column-width="2.1667in" style:rel-column-width="21847*"/>
    </style:style>
    <style:style style:name="doc-history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-history.C1" style:family="table-cell">
      <style:table-cell-properties fo:padding="0.0382in" fo:border="0.0007in solid #000000"/>
    </style:style>
    <style:style style:name="doc-history.A2" style:family="table-cell">
      <style:table-cell-properties fo:padding="0.0382in" fo:border-left="0.0007in solid #000000" fo:border-right="none" fo:border-top="none" fo:border-bottom="0.0007in solid #000000"/>
    </style:style>
    <style:style style:name="doc-history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ermsTable" style:family="table">
      <style:table-properties style:width="6.5in" table:align="margins" style:writing-mode="lr-tb"/>
    </style:style>
    <style:style style:name="TermsTable.A" style:family="table-column">
      <style:table-column-properties style:column-width="3.25in" style:rel-column-width="32767*"/>
    </style:style>
    <style:style style:name="TermsTable.B" style:family="table-column">
      <style:table-column-properties style:column-width="3.25in" style:rel-column-width="32768*"/>
    </style:style>
    <style:style style:name="Term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ermsTable.B1" style:family="table-cell">
      <style:table-cell-properties fo:padding="0.0382in" fo:border="0.0007in solid #000000"/>
    </style:style>
    <style:style style:name="TermsTable.A2" style:family="table-cell">
      <style:table-cell-properties fo:padding="0.0382in" fo:border-left="0.0007in solid #000000" fo:border-right="none" fo:border-top="none" fo:border-bottom="0.0007in solid #000000"/>
    </style:style>
    <style:style style:name="TermsTabl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1.491in" style:rel-column-width="2147*"/>
    </style:style>
    <style:style style:name="Table1.B" style:family="table-column">
      <style:table-column-properties style:column-width="3.3833in" style:rel-column-width="4872*"/>
    </style:style>
    <style:style style:name="Table1.C" style:family="table-column">
      <style:table-column-properties style:column-width="1.6236in" style:rel-column-width="233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491in" style:rel-column-width="2147*"/>
    </style:style>
    <style:style style:name="Table2.B" style:family="table-column">
      <style:table-column-properties style:column-width="3.3833in" style:rel-column-width="4872*"/>
    </style:style>
    <style:style style:name="Table2.C" style:family="table-column">
      <style:table-column-properties style:column-width="1.6236in" style:rel-column-width="233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First_20_Page">
      <style:paragraph-properties fo:text-align="center" style:justify-single-word="false" style:page-number="1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Table_20_Heading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fo:break-before="page"/>
      <style:text-properties fo:font-size="15pt" style:font-size-asian="15pt" style:font-size-complex="15pt"/>
    </style:style>
    <style:style style:name="P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3335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1071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Standard" style:list-style-name="L2"/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Thorndale AMT1" fo:font-size="8pt" fo:language="en" fo:country="US" style:font-name-asian="Courier New1" style:font-size-asian="8pt" style:language-asian="en" style:country-asian="US" style:font-name-complex="Courier New1" style:font-size-complex="8pt" style:language-complex="en" style:country-complex="US"/>
    </style:style>
    <style:style style:name="P19" style:family="paragraph" style:parent-style-name="Standard">
      <style:text-properties fo:color="#000000" style:font-name="Thorndale AMT1" fo:font-size="8pt" fo:language="en" fo:country="US" fo:font-weight="normal" style:font-name-asian="Courier New1" style:font-size-asian="8pt" style:language-asian="en" style:country-asian="US" style:font-weight-asian="normal" style:font-name-complex="Courier New1" style:font-size-complex="8pt" style:language-complex="en" style:country-complex="US" style:font-weight-complex="normal"/>
    </style:style>
    <style:style style:name="P20" style:family="paragraph" style:parent-style-name="Standard">
      <style:text-properties style:use-window-font-color="true" fo:font-size="8pt" fo:language="en" fo:country="US" fo:font-weight="normal" style:font-name-asian="Albany AMT2" style:font-size-asian="8pt" style:language-asian="en" style:country-asian="US" style:font-weight-asian="normal" style:font-name-complex="Albany AMT2" style:font-size-complex="8pt" style:language-complex="en" style:country-complex="US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Thorndale AMT1" fo:font-size="8pt" fo:language="en" fo:country="US" fo:font-weight="normal" style:font-name-asian="Courier New1" style:font-size-asian="8pt" style:language-asian="en" style:country-asian="US" style:font-weight-asian="normal" style:font-name-complex="Courier New1" style:font-size-complex="8pt" style:language-complex="en" style:country-complex="US" style:font-weight-complex="normal"/>
    </style:style>
    <style:style style:name="P22" style:family="paragraph" style:parent-style-name="Standard">
      <style:text-properties style:use-window-font-color="true" style:font-name="Thorndale AMT1" fo:font-size="8pt" fo:language="en" fo:country="US" fo:font-weight="normal" style:font-name-asian="Albany AMT2" style:font-size-asian="8pt" style:language-asian="en" style:country-asian="US" style:font-weight-asian="normal" style:font-name-complex="Albany AMT2" style:font-size-complex="8pt" style:language-complex="en" style:country-complex="US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use-window-font-color="true" style:font-name="Thorndale AMT1" fo:font-size="8pt" fo:language="en" fo:country="US" fo:font-weight="normal" style:font-name-asian="Albany AMT2" style:font-size-asian="8pt" style:language-asian="en" style:country-asian="US" style:font-weight-asian="normal" style:font-name-complex="Albany AMT2" style:font-size-complex="8pt" style:language-complex="en" style:country-complex="US" style:font-weight-complex="normal"/>
    </style:style>
    <style:style style:name="P24" style:family="paragraph" style:parent-style-name="Standard" style:list-style-name="L3"/>
    <style:style style:name="P25" style:family="paragraph" style:parent-style-name="Standard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Overview of Foundation SystemAdmin Adapter</text:p>
      <text:p text:style-name="P2">GroundWork Profession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ocument History</text:p>
      <table:table table:name="doc-history" table:style-name="doc-history">
        <table:table-column table:style-name="doc-history.A" table:number-columns-repeated="2"/>
        <table:table-column table:style-name="doc-history.C"/>
        <table:table-header-rows>
          <table:table-row>
            <table:table-cell table:style-name="doc-history.A1" office:value-type="string">
              <text:p text:style-name="P5">Date</text:p>
            </table:table-cell>
            <table:table-cell table:style-name="doc-history.A1" office:value-type="string">
              <text:p text:style-name="P5">Change</text:p>
            </table:table-cell>
            <table:table-cell table:style-name="doc-history.C1" office:value-type="string">
              <text:p text:style-name="P5">Author</text:p>
            </table:table-cell>
          </table:table-row>
        </table:table-header-rows>
        <table:table-row>
          <table:table-cell table:style-name="doc-history.A2" office:value-type="string">
            <text:p text:style-name="P6">December 13, 2007</text:p>
          </table:table-cell>
          <table:table-cell table:style-name="doc-history.A2" office:value-type="string">
            <text:p text:style-name="P6">Initial draft</text:p>
          </table:table-cell>
          <table:table-cell table:style-name="doc-history.C2" office:value-type="string">
            <text:p text:style-name="P6">Gary Lee</text:p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</table:table>
      <text:p text:style-name="P4"/>
      <text:p text:style-name="P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1Terms and Definitions<text:tab/>3</text:p>
          <text:p text:style-name="P8">2Introduction<text:tab/>4</text:p>
          <text:p text:style-name="P8">3SystemAdmin Message Structure<text:tab/>4</text:p>
          <text:p text:style-name="P9">Adapter Message Elements<text:tab/>4</text:p>
          <text:p text:style-name="P10">Adapter Element<text:tab/>4</text:p>
          <text:p text:style-name="P10">Adapter Attributes<text:tab/>4</text:p>
          <text:p text:style-name="P10">Command Element<text:tab/>4</text:p>
          <text:p text:style-name="P10">Command Entity Elements<text:tab/>5</text:p>
          <text:p text:style-name="P8">4Device Commands<text:tab/>5</text:p>
          <text:p text:style-name="P9">Add An Existing Child Device To An Existing Device:<text:tab/>5</text:p>
          <text:p text:style-name="P9">Add An Existing Parent Device To An Existing Device:<text:tab/>5</text:p>
          <text:p text:style-name="P9">Remove Device By Name:<text:tab/>5</text:p>
          <text:p text:style-name="P9">Remove Device By Id:<text:tab/>6</text:p>
          <text:p text:style-name="P9">Remove Child Device:<text:tab/>6</text:p>
          <text:p text:style-name="P9">Remove Parent Device:<text:tab/>6</text:p>
          <text:p text:style-name="P8">5Consolidation Criteria Commands<text:tab/>6</text:p>
          <text:p text:style-name="P9">Remove By Name:<text:tab/>6</text:p>
          <text:p text:style-name="P9">Remove By Id:<text:tab/>6</text:p>
          <text:p text:style-name="P9">Add Consolidation Criteria:<text:tab/>6</text:p>
          <text:p text:style-name="P9">Modify consolidation Criteria by name:<text:tab/>7</text:p>
          <text:p text:style-name="P9">Modify consolidation Criteria by id:<text:tab/>7</text:p>
          <text:p text:style-name="P8">6Host Commands<text:tab/>7</text:p>
          <text:p text:style-name="P9">Remove Host by name:<text:tab/>7</text:p>
          <text:p text:style-name="P9">Remove Host by id:<text:tab/>7</text:p>
          <text:p text:style-name="P9">Add Host:<text:tab/>7</text:p>
          <text:p text:style-name="P9">All Host Attributes:<text:tab/>7</text:p>
          <text:p text:style-name="P9">Modify Host by name:<text:tab/>8</text:p>
          <text:p text:style-name="P8">7HostGroup Commands<text:tab/>8</text:p>
          <text:p text:style-name="P9">Remove HostGroup by name:<text:tab/>8</text:p>
          <text:p text:style-name="P9">Remove <text:s/>HostGroup by id:<text:tab/>8</text:p>
          <text:p text:style-name="P9">Remove hosts from host group:<text:tab/>8</text:p>
          <text:p text:style-name="P9">Add host group and host group hosts:<text:tab/>8</text:p>
          <text:p text:style-name="P9">Modify host group hosts:<text:tab/>9</text:p>
          <text:p text:style-name="P8">8Log Message Commands<text:tab/>9</text:p>
          <text:p text:style-name="P9">Modify operation status by id:<text:tab/>9</text:p>
          <text:p text:style-name="P9">Modify log message by id:<text:tab/>9</text:p>
          <text:p text:style-name="P8">9Monitor Server Commands<text:tab/>9</text:p>
          <text:p text:style-name="P9">Remove devices from monitor server:<text:tab/>9</text:p>
          <text:p text:style-name="P9">Add devices to monitor server:<text:tab/>9</text:p>
          <text:p text:style-name="P8">10Service Commands<text:tab/>10</text:p>
          <text:p text:style-name="P9">Remove service by id:<text:tab/>10</text:p>
          <text:p text:style-name="P9">Remove service by host name and service description:<text:tab/>10</text:p>
          <text:p text:style-name="P9">Add service status:<text:tab/>10</text:p>
          <text:p text:style-name="P9">Modify service status by name:<text:tab/>10</text:p>
          <text:p text:style-name="P9">Modify service status by id:<text:tab/>10</text:p>
          <text:p text:style-name="P9">All Service Status Attributes:<text:tab/>10</text:p>
          <text:p text:style-name="P8">11Issues / Comments<text:tab/>11</text:p>
          <text:p text:style-name="P8">12Sample SystemAdmin Messages<text:tab/>11</text:p>
          <text:p text:style-name="P9">Monarch Configuration Sample:<text:tab/>11</text:p>
          <text:p text:style-name="P9">Event Broker Sample:<text:tab/>12</text:p>
        </text:index-body>
      </text:table-of-content>
      <text:p text:style-name="P11"/>
      <text:h text:style-name="P12" text:outline-level="1">Terms and Definitions</text:h>
      <table:table table:name="TermsTable" table:style-name="TermsTable">
        <table:table-column table:style-name="TermsTable.A"/>
        <table:table-column table:style-name="TermsTable.B"/>
        <table:table-header-rows>
          <table:table-row>
            <table:table-cell table:style-name="TermsTable.A1" office:value-type="string">
              <text:p text:style-name="Table_20_Heading">Term</text:p>
            </table:table-cell>
            <table:table-cell table:style-name="TermsTable.B1" office:value-type="string">
              <text:p text:style-name="Table_20_Heading">Definition</text:p>
            </table:table-cell>
          </table:table-row>
        </table:table-header-rows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</table:table>
      <text:p text:style-name="Standard"/>
      <text:h text:style-name="P12" text:outline-level="1">Introduction</text:h>
      <text:p text:style-name="Standard">As part of the GroundWork 5.2.0 release, we have created a new Foundation adapter called SystemAdmin. <text:s/>The goal for this adapter was to provide the ability for clients to feed in administrative messages that would be executed within a single database transaction. <text:s/>The objective was to increase message processing time and data integrity by executing a SystemAdmin message within one transaction instead of a transaction for each action.</text:p>
      <text:p text:style-name="Standard"/>
      <text:p text:style-name="Standard">In 5.2.0, this new SystemAdmin adapter replaces the old SystemConfig adapter. <text:s/>The SystemConfig adapter is no longer available in 5.2.0. <text:s/>This document describes the administrative functions that can performed and the message structure for a SystemAdmin message. <text:s/>Currently, Monarch and the EventBroker are the only components leveraging this new adapter.</text:p>
      <text:p text:style-name="Standard"/>
      <text:h text:style-name="Heading_20_1" text:outline-level="1">SystemAdmin Message Structure</text:h>
      <text:p text:style-name="Standard">In order to insure proper message structure and validate in coming messages, we have defined an xml schema which all SystemAdmin messages must conform. <text:s/>The schema can be found in the open source foundation at </text:p>
      <text:p text:style-name="Standard"><text:tab/><text:span text:style-name="T1">http://archive.groundworkopensource.com/groundwork-opensource/foundation/collagefeeder/schema/SystemConfig.xsd</text:span></text:p>
      <text:p text:style-name="P13"/>
      <text:p text:style-name="P13">In the future, this message structure will be consistent for all Foundation feeder messages. <text:s/>As of 5.2.0, the SystemAdmin adapter is the only adapter using this message structure.</text:p>
      <text:h text:style-name="Heading_20_2" text:outline-level="2">Adapter Message Elements</text:h>
      <text:p text:style-name="Standard"/>
      <text:h text:style-name="Heading_20_3" text:outline-level="3">Adapter Element</text:h>
      <text:p text:style-name="Standard"/>
      <text:p text:style-name="Standard">Each adapter message is contained within a &lt;Adapter&gt; element. <text:s/>The Adapter element demarcates a single transaction. <text:s/>Each command within an Adapter element is executed within one database transaction.</text:p>
      <text:p text:style-name="Standard"/>
      <text:h text:style-name="Heading_20_3" text:outline-level="3">Adapter Attributes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Attribute</text:p>
          </table:table-cell>
          <table:table-cell table:style-name="Table1.A1" office:value-type="string">
            <text:p text:style-name="P14">Description</text:p>
          </table:table-cell>
          <table:table-cell table:style-name="Table1.C1" office:value-type="string">
            <text:p text:style-name="P14">Possible Values</text:p>
          </table:table-cell>
        </table:table-row>
        <table:table-row>
          <table:table-cell table:style-name="Table1.A2" office:value-type="string">
            <text:p text:style-name="Table_20_Contents">Session</text:p>
          </table:table-cell>
          <table:table-cell table:style-name="Table1.A2" office:value-type="string">
            <text:p text:style-name="Table_20_Contents">Session identifier. <text:s/>This is a place holder for a future security and is not currently not evaluated, but is required. <text:s/>Any value is acceptable.</text:p>
          </table:table-cell>
          <table:table-cell table:style-name="Table1.C2" office:value-type="string">
            <text:p text:style-name="Table_20_Contents">Any</text:p>
          </table:table-cell>
        </table:table-row>
        <table:table-row>
          <table:table-cell table:style-name="Table1.A2" office:value-type="string">
            <text:p text:style-name="Table_20_Contents">AdapterType</text:p>
          </table:table-cell>
          <table:table-cell table:style-name="Table1.A2" office:value-type="string">
            <text:p text:style-name="Table_20_Contents">The name of the adapter that will process the message. <text:s/>Currently, only the SystemAdmin adapter is supported with this message structure. <text:s/>The value should always be SystemAdmin for the 5.2.0 release.</text:p>
          </table:table-cell>
          <table:table-cell table:style-name="Table1.C2" office:value-type="string">
            <text:p text:style-name="Table_20_Contents">SystemAdmin</text:p>
          </table:table-cell>
        </table:table-row>
      </table:table>
      <text:p text:style-name="Standard"/>
      <text:h text:style-name="Heading_20_3" text:outline-level="3">Command Element</text:h>
      <text:p text:style-name="Standard"/>
      <text:p text:style-name="Standard">The &lt;Command&gt; element defines an action to be processed for each of the entities contained within the &lt;Command&gt; element. <text:s/>Each &lt;Command&gt; element has an action type attribute which indicates the action to be performed. <text:s/>There are three available actions, ADD, MODIFY or REMOVE.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Attribute</text:p>
          </table:table-cell>
          <table:table-cell table:style-name="Table2.A1" office:value-type="string">
            <text:p text:style-name="P14">Description</text:p>
          </table:table-cell>
          <table:table-cell table:style-name="Table2.C1" office:value-type="string">
            <text:p text:style-name="P14">Possible Values</text:p>
          </table:table-cell>
        </table:table-row>
        <table:table-row>
          <table:table-cell table:style-name="Table2.A2" office:value-type="string">
            <text:p text:style-name="Table_20_Contents">Action</text:p>
          </table:table-cell>
          <table:table-cell table:style-name="Table2.A2" office:value-type="string">
            <text:p text:style-name="Table_20_Contents">Action type being performed for each of the Foundation entities contained within the Command element.</text:p>
          </table:table-cell>
          <table:table-cell table:style-name="Table2.C2" office:value-type="string">
            <text:p text:style-name="Table_20_Contents">ADD, MODIFY, REMOVE</text:p>
          </table:table-cell>
        </table:table-row>
        <table:table-row>
          <table:table-cell table:style-name="Table2.A2" office:value-type="string">
            <text:p text:style-name="Table_20_Contents">ApplicationType</text:p>
          </table:table-cell>
          <table:table-cell table:style-name="Table2.A2" office:value-type="string">
            <text:p text:style-name="Table_20_Contents">Application type name for all entities contained within the Command element</text:p>
          </table:table-cell>
          <table:table-cell table:style-name="Table2.C2" office:value-type="string">
            <text:p text:style-name="Table_20_Contents">Any valid application type.</text:p>
          </table:table-cell>
        </table:table-row>
      </table:table>
      <text:p text:style-name="Standard"/>
      <text:h text:style-name="Heading_20_3" text:outline-level="3">Command Entity Elements</text:h>
      <text:p text:style-name="Standard"/>
      <text:p text:style-name="Standard">Each command element contains one or more entity elements which describes the Foundation entity which is being added, modified or removed. <text:s/>Each entity element contains the appropriate attributes necessary to perform the defined action. <text:s/>For instance, if a host is being removed then the &lt;Host&gt; element would only need to contain a Host attribute indicating the name of the host to be removed. <text:s/>If a host is being added then all required attributes for the Host must be provided to effectively add the host.</text:p>
      <text:p text:style-name="Standard"/>
      <text:p text:style-name="Standard">Currently, there are 7 entity elements supported by the SystemAdmin adapter:</text:p>
      <text:p text:style-name="Standard"/>
      <text:list text:style-name="L2">
        <text:list-item>
          <text:p text:style-name="P15">Device</text:p>
        </text:list-item>
        <text:list-item>
          <text:p text:style-name="P15">ConsolidationCriteria</text:p>
        </text:list-item>
        <text:list-item>
          <text:p text:style-name="P15">Host</text:p>
        </text:list-item>
        <text:list-item>
          <text:p text:style-name="P15">HostGroup</text:p>
        </text:list-item>
        <text:list-item>
          <text:p text:style-name="P15">LogMessage</text:p>
        </text:list-item>
        <text:list-item>
          <text:p text:style-name="P15">MonitorServer</text:p>
        </text:list-item>
        <text:list-item>
          <text:p text:style-name="P15">Service</text:p>
        </text:list-item>
      </text:list>
      <text:p text:style-name="Standard"/>
      <text:p text:style-name="Standard">The following section describe the message structure for all functions supported by the SystemAdmin adapter. Note, all xml snippets shown would actually be encapsulated within an &lt;Adapter&gt; element. <text:s/>Also, multiple entities can be listed within a single &lt;Command&gt; element.</text:p>
      <text:p text:style-name="Standard"/>
      <text:p text:style-name="Standard">Note: <text:s/>All attributes in bold are required</text:p>
      <text:h text:style-name="Heading_20_1" text:outline-level="1">Device Commands</text:h>
      <text:h text:style-name="Heading_20_2" text:outline-level="2"><text:span text:style-name="T2">Add An Existing Child Device To An Existing Device:</text:span></text:h>
      <text:p text:style-name="P16"/>
      <text:p text:style-name="Standard"><text:s/>&lt;Command <text:span text:style-name="T2">Action</text:span>="ADD" <text:span text:style-name="T2">ApplicationType</text:span>="NAGIOS"&gt; </text:p>
      <text:p text:style-name="Standard"><text:s text:c="4"/>&lt;Device <text:span text:style-name="T2">Device</text:span>="localhost" &gt;</text:p>
      <text:p text:style-name="Standard"><text:tab/>&lt;DeviceChild <text:span text:style-name="T2">Device</text:span>="localhost2" /&gt;<text:tab/></text:p>
      <text:p text:style-name="Standard"><text:s text:c="4"/>&lt;/Device&gt;</text:p>
      <text:p text:style-name="Standard"><text:s/>&lt;/Command&gt;</text:p>
      <text:p text:style-name="Standard"/>
      <text:h text:style-name="Heading_20_2" text:outline-level="2">Add An Existing Parent Device To An Existing Device:</text:h>
      <text:p text:style-name="Standard"/>
      <text:p text:style-name="Standard"><text:s/>&lt;Command <text:span text:style-name="T2">Action</text:span>="ADD" <text:span text:style-name="T2">ApplicationType</text:span>="NAGIOS"&gt; </text:p>
      <text:p text:style-name="Standard"><text:s text:c="4"/>&lt;Device <text:span text:style-name="T2">Device</text:span>="localhost" &gt;</text:p>
      <text:p text:style-name="Standard"><text:tab/>&lt;DeviceParent <text:span text:style-name="T2">Device</text:span>="localhost2" /&gt;<text:tab/></text:p>
      <text:p text:style-name="Standard"><text:s text:c="4"/>&lt;/Device&gt;</text:p>
      <text:p text:style-name="Standard"><text:s/>&lt;/Command&gt;</text:p>
      <text:p text:style-name="P16"/>
      <text:h text:style-name="Heading_20_2" text:outline-level="2">Remove Device By Name:</text:h>
      <text:p text:style-name="P16"/>
      <text:p text:style-name="Standard"><text:s/>&lt;Command <text:span text:style-name="T2">Action</text:span>="REMOVE" <text:span text:style-name="T2">ApplicationType</text:span>="NAGIOS"&gt; </text:p>
      <text:p text:style-name="Standard"><text:s text:c="4"/>&lt;Device <text:span text:style-name="T2">Device</text:span>="localhost" /&gt;</text:p>
      <text:p text:style-name="P17"><text:s/>&lt;/Command&gt;</text:p>
      <text:p text:style-name="P16"/>
      <text:h text:style-name="Heading_20_2" text:outline-level="2">Remove Device By Id:</text:h>
      <text:p text:style-name="P16"/>
      <text:p text:style-name="Standard"><text:s/>&lt;Command <text:span text:style-name="T2">Action</text:span>="ADD" <text:span text:style-name="T2">ApplicationType</text:span>="NAGIOS"&gt; </text:p>
      <text:p text:style-name="Standard"><text:s text:c="4"/>&lt;Device <text:span text:style-name="T2">DeviceId</text:span>="1" /&gt;</text:p>
      <text:p text:style-name="P17"><text:s/>&lt;/Command&gt;</text:p>
      <text:p text:style-name="Standard"/>
      <text:h text:style-name="Heading_20_2" text:outline-level="2">Remove Child Device:</text:h>
      <text:p text:style-name="P16"/>
      <text:p text:style-name="Standard"><text:s/>&lt;Command <text:span text:style-name="T2">Action</text:span>="REMOVE" <text:span text:style-name="T2">ApplicationType</text:span>="NAGIOS"&gt; </text:p>
      <text:p text:style-name="Standard"><text:s text:c="4"/>&lt;Device <text:span text:style-name="T2">Device</text:span>="localhost" &gt;</text:p>
      <text:p text:style-name="Standard"><text:tab/>&lt;DeviceChild <text:span text:style-name="T2">Device</text:span>="localhost2" /&gt;<text:tab/></text:p>
      <text:p text:style-name="Standard"><text:s text:c="4"/>&lt;/Device&gt;</text:p>
      <text:p text:style-name="P17"><text:s/>&lt;/Command&gt;</text:p>
      <text:p text:style-name="P17"/>
      <text:h text:style-name="Heading_20_2" text:outline-level="2">Remove Parent Device:</text:h>
      <text:h text:style-name="Heading_20_2" text:outline-level="2"/>
      <text:p text:style-name="Standard"><text:s/>&lt;Command <text:span text:style-name="T2">Action</text:span>="REMOVE" <text:span text:style-name="T2">ApplicationType</text:span>="NAGIOS"&gt; </text:p>
      <text:p text:style-name="Standard"><text:s text:c="4"/>&lt;Device <text:span text:style-name="T2">Device</text:span>="localhost" &gt;</text:p>
      <text:p text:style-name="Standard"><text:tab/>&lt;DeviceParent <text:span text:style-name="T2">Device</text:span>="localhost2" /&gt;<text:tab/></text:p>
      <text:p text:style-name="Standard"><text:s text:c="4"/>&lt;/Device&gt;</text:p>
      <text:p text:style-name="Standard"><text:span text:style-name="T3"><text:s/>&lt;/Command&gt;</text:span></text:p>
      <text:p text:style-name="Standard"/>
      <text:h text:style-name="Heading_20_1" text:outline-level="1">Consolidation Criteria Commands</text:h>
      <text:p text:style-name="Standard"/>
      <text:h text:style-name="Heading_20_2" text:outline-level="2">Remove By Name:</text:h>
      <text:p text:style-name="Standard"/>
      <text:p text:style-name="Standard"><text:s/>&lt;Command <text:span text:style-name="T2">Action</text:span>="REMOVE" <text:span text:style-name="T2">ApplicationType</text:span>="NAGIOS"&gt; </text:p>
      <text:p text:style-name="Standard"><text:s text:c="4"/>&lt;ConsolidationCriteria <text:span text:style-name="T2">CriteriaName</text:span>="SYSTEM" /&gt;</text:p>
      <text:p text:style-name="P17"><text:s/>&lt;/Command&gt;</text:p>
      <text:p text:style-name="Standard"/>
      <text:h text:style-name="Heading_20_2" text:outline-level="2">Remove By Id:</text:h>
      <text:p text:style-name="Standard"/>
      <text:p text:style-name="Standard"><text:s/>&lt;Command <text:span text:style-name="T2">Action</text:span>="REMOVE" <text:span text:style-name="T2">ApplicationType</text:span>="NAGIOS"&gt; </text:p>
      <text:p text:style-name="Standard"><text:s text:c="4"/>&lt;ConsolidationCriteria <text:span text:style-name="T2">CriteriaId</text:span>="1" /&gt;</text:p>
      <text:p text:style-name="P17"><text:s/>&lt;/Command&gt;</text:p>
      <text:p text:style-name="Standard"/>
      <text:h text:style-name="Heading_20_2" text:outline-level="2">Add Consolidation Criteria:</text:h>
      <text:p text:style-name="Standard"/>
      <text:p text:style-name="Standard"><text:s/>&lt;Command <text:span text:style-name="T2">Action</text:span>="ADD" <text:span text:style-name="T2">ApplicationType</text:span>="NAGIOS"&gt; </text:p>
      <text:p text:style-name="Standard"><text:s text:c="4"/>&lt;ConsolidationCriteria <text:span text:style-name="T2">CriteriaName</text:span>="NEWCRITERIA" <text:span text:style-name="T2">Criteria</text:span>="TextMessage MonitorStatus"/&gt;</text:p>
      <text:p text:style-name="P17"><text:s/>&lt;/Command&gt;</text:p>
      <text:p text:style-name="P17"/>
      <text:h text:style-name="Heading_20_2" text:outline-level="2">Modify consolidation Criteria by name:</text:h>
      <text:p text:style-name="Standard"/>
      <text:p text:style-name="Standard"><text:s/>&lt;Command <text:span text:style-name="T2">Action</text:span>="MODIFY" <text:span text:style-name="T2">ApplicationType</text:span>="NAGIOS"&gt; </text:p>
      <text:p text:style-name="Standard"><text:s text:c="4"/>&lt;ConsolidationCriteria <text:span text:style-name="T2">CriteriaName</text:span>="NEWCRITERIA" <text:span text:style-name="T2">Criteria</text:span>="TextMessage MonitorStatus"/&gt;</text:p>
      <text:p text:style-name="P17"><text:s/>&lt;/Command&gt;</text:p>
      <text:p text:style-name="P17"/>
      <text:h text:style-name="Heading_20_2" text:outline-level="2">Modify consolidation Criteria by id:</text:h>
      <text:p text:style-name="P17"/>
      <text:p text:style-name="Standard"><text:s/>&lt;Command <text:span text:style-name="T2">Action</text:span>="MODIFY" <text:span text:style-name="T2">ApplicationType</text:span>="NAGIOS"&gt; </text:p>
      <text:p text:style-name="Standard"><text:s text:c="4"/>&lt;ConsolidationCriteria <text:span text:style-name="T2">CriteriaId</text:span>="1" <text:span text:style-name="T2">Criteria</text:span>="TextMessage MonitorStatus"/&gt;</text:p>
      <text:p text:style-name="P17"><text:s/>&lt;/Command&gt;</text:p>
      <text:p text:style-name="Standard"/>
      <text:h text:style-name="Heading_20_1" text:outline-level="1">Host Commands</text:h>
      <text:h text:style-name="Heading_20_2" text:outline-level="2">Remove Host by name:</text:h>
      <text:p text:style-name="Standard"/>
      <text:p text:style-name="Standard"><text:s/>&lt;Command <text:span text:style-name="T2">Action</text:span>="REMOVE" <text:span text:style-name="T2">ApplicationType</text:span>="NAGIOS"&gt; </text:p>
      <text:p text:style-name="Standard"><text:s text:c="4"/>&lt;Host <text:span text:style-name="T2">Host</text:span>="localhost" /&gt;</text:p>
      <text:p text:style-name="P17"><text:s/>&lt;/Command&gt;</text:p>
      <text:p text:style-name="P17"/>
      <text:h text:style-name="Heading_20_2" text:outline-level="2">Remove Host by id:</text:h>
      <text:p text:style-name="Standard"/>
      <text:p text:style-name="Standard"><text:s/>&lt;Command <text:span text:style-name="T2">Action</text:span>="REMOVE" <text:span text:style-name="T2">ApplicationType</text:span>="NAGIOS"&gt; </text:p>
      <text:p text:style-name="Standard"><text:s text:c="4"/>&lt;Host <text:span text:style-name="T2">HostId</text:span>="1" /&gt;</text:p>
      <text:p text:style-name="P17"><text:s/>&lt;/Command&gt;</text:p>
      <text:p text:style-name="P17"/>
      <text:h text:style-name="Heading_20_2" text:outline-level="2">Add Host:</text:h>
      <text:p text:style-name="Standard"/>
      <text:p text:style-name="Standard"><text:s/>&lt;Command <text:span text:style-name="T2">Action</text:span>="ADD" <text:span text:style-name="T2">ApplicationType</text:span>="NAGIOS"&gt; </text:p>
      <text:p text:style-name="Standard"><text:s text:c="4"/>&lt;Host <text:span text:style-name="T2">Host</text:span>="localhost" <text:span text:style-name="T2">Device</text:span>="127.0.0.1" DisplayName="localhost" MonitorServerName="localhost" <text:span text:style-name="T2">MonitorStatus</text:span>="UP" LastCheckTime="2007-01-01 12:15:32" /&gt;</text:p>
      <text:p text:style-name="P17"><text:s/>&lt;/Command&gt;</text:p>
      <text:p text:style-name="P17"/>
      <text:h text:style-name="Heading_20_2" text:outline-level="2">All Host Attributes:</text:h>
      <text:p text:style-name="P17"/>
      <text:p text:style-name="P18">CheckType<text:tab/><text:tab/></text:p>
      <text:p text:style-name="P19">CurrentNotificationNumber</text:p>
      <text:p text:style-name="P20">Device</text:p>
      <text:p text:style-name="P20">Description</text:p>
      <text:p text:style-name="P18">ExecutionTime<text:tab/></text:p>
      <text:p text:style-name="P20">Host</text:p>
      <text:p text:style-name="P20">isAcknowledged</text:p>
      <text:p text:style-name="P18">isChecksEnabled</text:p>
      <text:p text:style-name="P18">isEventHandlersEnabled<text:tab/></text:p>
      <text:p text:style-name="P18">isFailurePredictionEnabled<text:tab/></text:p>
      <text:p text:style-name="P18">isFlapDetectionEnabled<text:tab/><text:tab/><text:tab/></text:p>
      <text:p text:style-name="P18">isHostIsFlapping<text:tab/><text:tab/></text:p>
      <text:p text:style-name="P18">isNotificationsEnabled</text:p>
      <text:p text:style-name="P21">isPassiveChecksEnabled<text:tab/></text:p>
      <text:p text:style-name="P18">isProcessPerformanceData</text:p>
      <text:p text:style-name="P20">LastCheckTime</text:p>
      <text:p text:style-name="P19">LastNotificationTime</text:p>
      <text:p text:style-name="P20">LastPluginOutput</text:p>
      <text:p text:style-name="P20">LastStateChange</text:p>
      <text:p text:style-name="P18">Latency<text:tab/></text:p>
      <text:p text:style-name="P18">MonitorServerName</text:p>
      <text:p text:style-name="P20">MonitorStatus</text:p>
      <text:p text:style-name="P18">PercentStateChange<text:tab/><text:tab/></text:p>
      <text:p text:style-name="P18">ScheduledDowntimeDepth<text:tab/></text:p>
      <text:p text:style-name="P20">TimeDown</text:p>
      <text:p text:style-name="P19">TimeUnreachable</text:p>
      <text:p text:style-name="P20">TimeUp</text:p>
      <text:p text:style-name="P17"/>
      <text:h text:style-name="Heading_20_2" text:outline-level="2">Modify Host by name:</text:h>
      <text:p text:style-name="Standard"/>
      <text:p text:style-name="Standard"><text:s/>&lt;Command <text:span text:style-name="T2">Action</text:span>="MODIFY" <text:span text:style-name="T2">ApplicationType</text:span>="NAGIOS"&gt; </text:p>
      <text:p text:style-name="Standard"><text:s text:c="4"/>&lt;Host <text:span text:style-name="T2">Host</text:span>="localhost" MonitorStatus="DOWN" /&gt;</text:p>
      <text:p text:style-name="P17"><text:s/>&lt;/Command&gt;</text:p>
      <text:p text:style-name="P17"/>
      <text:p text:style-name="P17">See all host attributes listed in "Add Host"</text:p>
      <text:h text:style-name="Heading_20_1" text:outline-level="1">HostGroup Commands</text:h>
      <text:p text:style-name="Standard"/>
      <text:h text:style-name="Heading_20_2" text:outline-level="2">Remove HostGroup by name:</text:h>
      <text:p text:style-name="Standard"/>
      <text:p text:style-name="Standard"><text:s/>&lt;Command <text:span text:style-name="T2">Action</text:span>="REMOVE" <text:span text:style-name="T2">ApplicationType</text:span>="NAGIOS"&gt; </text:p>
      <text:p text:style-name="Standard"><text:s text:c="4"/>&lt;HostGroup <text:span text:style-name="T2">HostGroup</text:span>="Linux Servers" /&gt;</text:p>
      <text:p text:style-name="P17"><text:s/>&lt;/Command&gt;</text:p>
      <text:p text:style-name="P17"/>
      <text:h text:style-name="Heading_20_2" text:outline-level="2">Remove <text:s/>HostGroup by id:</text:h>
      <text:p text:style-name="Standard"/>
      <text:p text:style-name="Standard"><text:s/>&lt;Command <text:span text:style-name="T2">Action</text:span>="REMOVE" <text:span text:style-name="T2">ApplicationType</text:span>="NAGIOS"&gt; </text:p>
      <text:p text:style-name="Standard"><text:s text:c="4"/>&lt;HostGroup <text:span text:style-name="T2">HostGroupId</text:span>="1" /&gt;</text:p>
      <text:p text:style-name="P17"><text:s/>&lt;/Command&gt;</text:p>
      <text:p text:style-name="P17"/>
      <text:h text:style-name="Heading_20_2" text:outline-level="2">Remove hosts from host group:</text:h>
      <text:p text:style-name="Standard"/>
      <text:p text:style-name="Standard"><text:s/>&lt;Command <text:span text:style-name="T2">Action</text:span>="REMOVE" <text:span text:style-name="T2">ApplicationType</text:span>="NAGIOS"&gt; </text:p>
      <text:p text:style-name="Standard"><text:s text:c="4"/>&lt;HostGroup <text:span text:style-name="T2">HostGroup</text:span>="Linux Servers" &gt;</text:p>
      <text:p text:style-name="Standard"><text:tab/>&lt;Host <text:span text:style-name="T2">Host</text:span><text:span text:style-name="T3">="localhost" /&gt;</text:span></text:p>
      <text:p text:style-name="P17"><text:tab/>&lt;Host <text:span text:style-name="T2">Host</text:span>="localhost2" /&gt;</text:p>
      <text:p text:style-name="P17"><text:s text:c="4"/>&lt;/HostGroup&gt;</text:p>
      <text:p text:style-name="P17"><text:s/>&lt;/Command&gt;</text:p>
      <text:p text:style-name="P17"/>
      <text:h text:style-name="Heading_20_2" text:outline-level="2">Add host group and host group hosts:</text:h>
      <text:p text:style-name="P16"/>
      <text:p text:style-name="Standard"><text:s/>&lt;Command <text:span text:style-name="T2">Action</text:span>="ADD" <text:span text:style-name="T2">ApplicationType</text:span>="NAGIOS"&gt; </text:p>
      <text:p text:style-name="Standard"><text:s text:c="4"/>&lt;HostGroup <text:span text:style-name="T2">HostGroup</text:span>="Linux Servers" &gt;</text:p>
      <text:p text:style-name="Standard"><text:tab/>&lt;Host <text:span text:style-name="T2">Host</text:span><text:span text:style-name="T3">="localhost" /&gt;</text:span></text:p>
      <text:p text:style-name="P17"><text:tab/>&lt;Host <text:span text:style-name="T2">Host</text:span>="localhost2" /&gt;</text:p>
      <text:p text:style-name="P17"><text:s text:c="4"/>&lt;/HostGroup&gt;</text:p>
      <text:p text:style-name="P17"><text:s/>&lt;/Command&gt;</text:p>
      <text:p text:style-name="P16"/>
      <text:h text:style-name="Heading_20_2" text:outline-level="2">Modify host group hosts:</text:h>
      <text:p text:style-name="Standard">This command will modify the host group so all of the host group's host match the hosts listed. <text:s/>This command will delete and add hosts to the host group as necessary.</text:p>
      <text:p text:style-name="Standard"/>
      <text:p text:style-name="Standard"><text:s/>&lt;Command <text:span text:style-name="T2">Action</text:span>="MODIFY" <text:span text:style-name="T2">ApplicationType</text:span>="NAGIOS"&gt; </text:p>
      <text:p text:style-name="Standard"><text:s text:c="4"/>&lt;HostGroup <text:span text:style-name="T2">HostGroup</text:span>="Linux Servers" &gt;</text:p>
      <text:p text:style-name="Standard"><text:tab/>&lt;Host <text:span text:style-name="T2">Host</text:span><text:span text:style-name="T3">="localhost" /&gt;</text:span></text:p>
      <text:p text:style-name="P17"><text:tab/>&lt;Host <text:span text:style-name="T2">Host</text:span>="localhost3" /&gt;</text:p>
      <text:p text:style-name="P17"><text:s text:c="4"/>&lt;/HostGroup&gt;</text:p>
      <text:p text:style-name="P17"><text:s/>&lt;/Command&gt;</text:p>
      <text:h text:style-name="Heading_20_1" text:outline-level="1">Log Message Commands</text:h>
      <text:h text:style-name="Heading_20_2" text:outline-level="2">Modify operation status by id:</text:h>
      <text:p text:style-name="Standard"/>
      <text:p text:style-name="Standard"><text:s/>&lt;Command <text:span text:style-name="T2">Action</text:span>="MODIFY" <text:span text:style-name="T2">ApplicationType</text:span>="NAGIOS"&gt; </text:p>
      <text:p text:style-name="Standard"><text:s text:c="4"/>&lt;LogMessage <text:span text:style-name="T2">LogMessageId</text:span>="1" <text:span text:style-name="T2">OperationStatus</text:span>="ACCEPTED" /&gt;</text:p>
      <text:p text:style-name="P17"><text:s/>&lt;/Command&gt;</text:p>
      <text:p text:style-name="P17"/>
      <text:h text:style-name="Heading_20_2" text:outline-level="2">Modify log message by id:</text:h>
      <text:p text:style-name="Standard"/>
      <text:p text:style-name="Standard"><text:s/>&lt;Command <text:span text:style-name="T2">Action</text:span>="MODIFY" <text:span text:style-name="T2">ApplicationType</text:span>="NAGIOS"&gt; </text:p>
      <text:p text:style-name="Standard"><text:s text:c="4"/>&lt;LogMessage <text:span text:style-name="T2">LogMessageId</text:span>="1" TextMessage="Update message" /&gt;</text:p>
      <text:p text:style-name="Standard"><text:span text:style-name="T3"><text:s/>&lt;/Command&gt;</text:span></text:p>
      <text:h text:style-name="Heading_20_1" text:outline-level="1">Monitor Server Commands</text:h>
      <text:h text:style-name="Heading_20_2" text:outline-level="2">Remove devices from monitor server:</text:h>
      <text:p text:style-name="P16"/>
      <text:p text:style-name="Standard"><text:s/>&lt;Command <text:span text:style-name="T2">Action</text:span>="REMOVE" <text:span text:style-name="T2">ApplicationType</text:span>="NAGIOS"&gt; </text:p>
      <text:p text:style-name="Standard"><text:s text:c="4"/>&lt;MonitorServer <text:span text:style-name="T2">MonitorServerName</text:span>="localhost" &gt;</text:p>
      <text:p text:style-name="Standard"><text:tab/>&lt;Device <text:span text:style-name="T2">Device</text:span>="localhost" /&gt;</text:p>
      <text:p text:style-name="Standard"><text:tab/>&lt;Device <text:span text:style-name="T2">Device</text:span>="localhost2" /&gt;</text:p>
      <text:p text:style-name="Standard"><text:s text:c="4"/>&lt;/MonitorServer&gt;</text:p>
      <text:p text:style-name="P17"><text:s/>&lt;/Command&gt;</text:p>
      <text:p text:style-name="P17"/>
      <text:h text:style-name="Heading_20_2" text:outline-level="2">Add devices to monitor server:</text:h>
      <text:p text:style-name="Standard"/>
      <text:p text:style-name="Standard"><text:s/>&lt;Command <text:span text:style-name="T2">Action</text:span>="ADD" <text:span text:style-name="T2">ApplicationType</text:span>="NAGIOS"&gt; </text:p>
      <text:p text:style-name="Standard"><text:s text:c="4"/>&lt;MonitorServer <text:span text:style-name="T2">MonitorServerName</text:span>="localhost" &gt;</text:p>
      <text:p text:style-name="Standard"><text:tab/>&lt;Device <text:span text:style-name="T2">Device</text:span>="localhost" /&gt;</text:p>
      <text:p text:style-name="Standard"><text:tab/>&lt;Device <text:span text:style-name="T2">Device</text:span>="localhost2" /&gt;</text:p>
      <text:p text:style-name="Standard"><text:s text:c="4"/>&lt;/MonitorServer&gt;</text:p>
      <text:p text:style-name="Standard"><text:span text:style-name="T3"><text:s/>&lt;/Command&gt;</text:span></text:p>
      <text:h text:style-name="Heading_20_1" text:outline-level="1">Service Commands</text:h>
      <text:h text:style-name="Heading_20_2" text:outline-level="2">Remove service by id:</text:h>
      <text:p text:style-name="P16"/>
      <text:p text:style-name="Standard"><text:s/>&lt;Command <text:span text:style-name="T2">Action</text:span>="REMOVE" <text:span text:style-name="T2">ApplicationType</text:span>="NAGIOS"&gt; </text:p>
      <text:p text:style-name="Standard"><text:s text:c="4"/>&lt;Service <text:span text:style-name="T2">ServiceId</text:span>="1" /&gt;</text:p>
      <text:p text:style-name="P17"><text:s/>&lt;/Command&gt;</text:p>
      <text:p text:style-name="P17"/>
      <text:h text:style-name="Heading_20_2" text:outline-level="2">Remove service by host name and service description:</text:h>
      <text:p text:style-name="P16"/>
      <text:p text:style-name="Standard"><text:s/>&lt;Command <text:span text:style-name="T2">Action</text:span>="REMOVE" <text:span text:style-name="T2">ApplicationType</text:span>="NAGIOS"&gt; </text:p>
      <text:p text:style-name="Standard"><text:s text:c="4"/>&lt;Service <text:span text:style-name="T2">Host</text:span>="localhost" <text:span text:style-name="T2">ServiceDescription</text:span>="icmp_ping" /&gt;</text:p>
      <text:p text:style-name="P17"><text:s/>&lt;/Command&gt;</text:p>
      <text:p text:style-name="P17"/>
      <text:h text:style-name="Heading_20_2" text:outline-level="2">Add service status:</text:h>
      <text:p text:style-name="P16"/>
      <text:p text:style-name="Standard"><text:s/>&lt;Command <text:span text:style-name="T2">Action</text:span>="ADD" <text:span text:style-name="T2">ApplicationType</text:span>="NAGIOS"&gt; </text:p>
      <text:p text:style-name="Standard"><text:s text:c="4"/>&lt;Service <text:span text:style-name="T2">Host</text:span>="localhost" <text:span text:style-name="T2">ServiceDescription</text:span>="icmp_ping" <text:span text:style-name="T2">Device</text:span>="127.0.0.1" MonitorServerName="localhost" <text:span text:style-name="T2">MonitorStatus</text:span>="PENDING" /&gt;</text:p>
      <text:p text:style-name="P17"><text:s/>&lt;/Command&gt;</text:p>
      <text:p text:style-name="P17"/>
      <text:h text:style-name="Heading_20_2" text:outline-level="2">Modify service status by name:</text:h>
      <text:p text:style-name="P16"/>
      <text:p text:style-name="Standard"><text:s/>&lt;Command <text:span text:style-name="T2">Action</text:span>="MODIFY" <text:span text:style-name="T2">ApplicationType</text:span>="NAGIOS"&gt; </text:p>
      <text:p text:style-name="Standard"><text:s text:c="4"/>&lt;Service <text:span text:style-name="T2">Host</text:span>="localhost" <text:span text:style-name="T2">ServiceDescription</text:span>="icmp_ping" <text:span text:style-name="T3">MonitorStatus</text:span>="UP" /&gt;</text:p>
      <text:p text:style-name="P17"><text:s/>&lt;/Command&gt;</text:p>
      <text:p text:style-name="P17"/>
      <text:h text:style-name="Heading_20_2" text:outline-level="2">Modify service status by id:</text:h>
      <text:p text:style-name="P16"/>
      <text:p text:style-name="Standard"><text:s/>&lt;Command <text:span text:style-name="T2">Action</text:span>="MODIFY" <text:span text:style-name="T2">ApplicationType</text:span>="NAGIOS"&gt; </text:p>
      <text:p text:style-name="Standard"><text:s text:c="4"/>&lt;Service <text:span text:style-name="T2">ServiceId</text:span>="1" <text:span text:style-name="T3">MonitorStatus</text:span>="UP" /&gt;</text:p>
      <text:p text:style-name="P17"><text:s/>&lt;/Command&gt;</text:p>
      <text:p text:style-name="Standard"/>
      <text:h text:style-name="Heading_20_2" text:outline-level="2">All Service Status Attributes:</text:h>
      <text:p text:style-name="Standard"/>
      <text:p text:style-name="P22">CheckType</text:p>
      <text:p text:style-name="P22">CurrentNotificationNumber</text:p>
      <text:p text:style-name="P22">Device </text:p>
      <text:p text:style-name="P22">ExecutionTime</text:p>
      <text:p text:style-name="P22">Host</text:p>
      <text:p text:style-name="P22">isAcceptPassiveChecks</text:p>
      <text:p text:style-name="P22">isChecksEnabled</text:p>
      <text:p text:style-name="P22">isEventHandlersEnabled</text:p>
      <text:p text:style-name="P22">isFailurePredictionEnabled</text:p>
      <text:p text:style-name="P22">isFlapDetectionEnabled</text:p>
      <text:p text:style-name="P22">isNotificationsEnabled</text:p>
      <text:p text:style-name="P22">isObsessOverService</text:p>
      <text:p text:style-name="P22">isProblemAcknowledged</text:p>
      <text:p text:style-name="P22">isProcessPerformanceData</text:p>
      <text:p text:style-name="P22">isServiceFlapping</text:p>
      <text:p text:style-name="P22">LastCheckTime</text:p>
      <text:p text:style-name="P22">LastHardState</text:p>
      <text:p text:style-name="P22">LastHardState</text:p>
      <text:p text:style-name="P22">LastNotificationTime</text:p>
      <text:p text:style-name="P22">LastPluginOutput</text:p>
      <text:p text:style-name="P22">LastStateChange</text:p>
      <text:p text:style-name="P22">Latency</text:p>
      <text:p text:style-name="P23">MonitorServerName</text:p>
      <text:p text:style-name="P22">MonitorStatus</text:p>
      <text:p text:style-name="P22">NextCheckTime</text:p>
      <text:p text:style-name="P22">PercentStateChange</text:p>
      <text:p text:style-name="P22">RetryNumber</text:p>
      <text:p text:style-name="P22">ScheduledDowntimeDepth</text:p>
      <text:p text:style-name="P22">ServiceDescription</text:p>
      <text:p text:style-name="P22">StateType</text:p>
      <text:p text:style-name="P22">TimeCritical</text:p>
      <text:p text:style-name="P22">TimeOK</text:p>
      <text:p text:style-name="P22">TimeUnknown</text:p>
      <text:p text:style-name="P22">TimeWarning</text:p>
      <text:p text:style-name="P22"/>
      <text:h text:style-name="Heading_20_1" text:outline-level="1">Issues / Comments</text:h>
      <text:p text:style-name="Standard">The following is a list of functionality that is not currently supported by the SystemAdmin adapter.</text:p>
      <text:p text:style-name="P16"/>
      <text:list text:style-name="L3">
        <text:list-item>
          <text:p text:style-name="P24">Device add or modify</text:p>
        </text:list-item>
        <text:list-item>
          <text:p text:style-name="P24">Log Message add or removal</text:p>
        </text:list-item>
        <text:list-item>
          <text:p text:style-name="P24">Monitor server add, remove, or modify</text:p>
        </text:list-item>
      </text:list>
      <text:h text:style-name="Heading_20_1" text:outline-level="1">Sample SystemAdmin Messages</text:h>
      <text:h text:style-name="Heading_20_2" text:outline-level="2">Monarch Configuration Sample:</text:h>
      <text:p text:style-name="P16"/>
      <text:p text:style-name="P25">&lt;Adapter Session="11111" <text:s/>AdapterType="SystemAdmin"&gt;</text:p>
      <text:p text:style-name="P25"><text:s/>&lt;Command Action='ADD' ApplicationType='NAGIOS'&gt;</text:p>
      <text:p text:style-name="P25"><text:s text:c="2"/>&lt;Host Host='ops-linux-mysql01' Description='ops-linux-mysql01' Device='ops-linux-mysql01' DisplayName='ops-linux-mysql01' /&gt;</text:p>
      <text:p text:style-name="P25"><text:s text:c="2"/>&lt;Host Host='kansas' Description='kansas' Device='kansas' DisplayName='kansas' /&gt;</text:p>
      <text:p text:style-name="P25"><text:s text:c="2"/>&lt;Host Host='dev-linux-app09' Description='dev-linux-app09' Device='dev-linux-app09' DisplayName='dev-linux-app09' /&gt;</text:p>
      <text:p text:style-name="P25"><text:s text:c="2"/>&lt;Host Host='dev-linux-app07' Description='dev-linux-app07' Device='dev-linux-app07' DisplayName='dev-linux-app07' /&gt;</text:p>
      <text:p text:style-name="P25"><text:s text:c="2"/>&lt;Host Host='california' Description='california' Device='california' DisplayName='california' /&gt;</text:p>
      <text:p text:style-name="P25"><text:s text:c="2"/>&lt;Host Host='dev-linux-app06' Description='dev-linux-app06' Device='dev-linux-app06' DisplayName='dev-linux-app06' /&gt;</text:p>
      <text:p text:style-name="P25"><text:s text:c="2"/>&lt;Host Host='ops-linux-mysql02' Description='ops-linux-mysql02' Device='ops-linux-mysql02' DisplayName='ops-linux-mysql02' /&gt;</text:p>
      <text:p text:style-name="P25"><text:s text:c="2"/>&lt;Host Host='localhost' Description='localhost' Device='localhost' DisplayName='localhost' /&gt;</text:p>
      <text:p text:style-name="P25"><text:s text:c="2"/>&lt;Host Host='dev-linux-qa02' Description='dev-linux-qa02' Device='dev-linux-qa02' DisplayName='dev-linux-qa02' /&gt;</text:p>
      <text:p text:style-name="P25"><text:s text:c="2"/>&lt;Host Host='dev-linux-app04' Description='dev-linux-app04' Device='dev-linux-app04' DisplayName='dev-linux-app04' /&gt;</text:p>
      <text:p text:style-name="P25"><text:s/>&lt;/Command&gt;</text:p>
      <text:p text:style-name="P25"><text:s/>&lt;Command Action='ADD' ApplicationType='NAGIOS'&gt;</text:p>
      <text:p text:style-name="P25"><text:s text:c="2"/>&lt;Service Host='california' ServiceDescription='icmp_ping_alive' CheckType='ACTIVE' StateType='SOFT' MonitorStatus='PENDING' LastHardState='PENDING'/&gt;</text:p>
      <text:p text:style-name="P25"><text:s text:c="2"/>&lt;Service Host='dev-linux-app04' ServiceDescription='icmp_ping_alive' CheckType='ACTIVE' StateType='SOFT' MonitorStatus='PENDING' LastHardState='PENDING'/&gt;</text:p>
      <text:p text:style-name="P25"><text:s text:c="2"/>&lt;Service Host='dev-linux-app06' ServiceDescription='icmp_ping_alive' CheckType='ACTIVE' StateType='SOFT' MonitorStatus='PENDING' LastHardState='PENDING'/&gt;</text:p>
      <text:p text:style-name="P25"><text:s text:c="2"/>&lt;Service Host='dev-linux-app07' ServiceDescription='icmp_ping_alive' CheckType='ACTIVE' StateType='SOFT' MonitorStatus='PENDING' LastHardState='PENDING'/&gt;</text:p>
      <text:p text:style-name="P25"><text:s text:c="2"/>&lt;Service Host='dev-linux-app09' ServiceDescription='icmp_ping_alive' CheckType='ACTIVE' StateType='SOFT' MonitorStatus='PENDING' LastHardState='PENDING'/&gt;</text:p>
      <text:p text:style-name="P25"><text:s text:c="2"/>&lt;Service Host='dev-linux-qa02' ServiceDescription='icmp_ping_alive' CheckType='ACTIVE' StateType='SOFT' MonitorStatus='PENDING' LastHardState='PENDING'/&gt;</text:p>
      <text:p text:style-name="P25"><text:s text:c="2"/>&lt;Service Host='kansas' ServiceDescription='icmp_ping_alive' CheckType='ACTIVE' StateType='SOFT' MonitorStatus='PENDING' LastHardState='PENDING'/&gt;</text:p>
      <text:p text:style-name="P25"><text:s text:c="2"/>&lt;Service Host='localhost' ServiceDescription='Current Load' CheckType='ACTIVE' StateType='SOFT' MonitorStatus='PENDING' LastHardState='PENDING'/&gt;</text:p>
      <text:p text:style-name="P25"><text:s text:c="2"/>&lt;Service Host='localhost' ServiceDescription='Current Users' CheckType='ACTIVE' StateType='SOFT' MonitorStatus='PENDING' LastHardState='PENDING'/&gt;</text:p>
      <text:p text:style-name="P25"><text:s text:c="2"/>&lt;Service Host='localhost' ServiceDescription='Root Partition' CheckType='ACTIVE' StateType='SOFT' MonitorStatus='PENDING' LastHardState='PENDING'/&gt;</text:p>
      <text:p text:style-name="P25"><text:s/>&lt;/Command&gt;</text:p>
      <text:p text:style-name="P25"><text:s/>&lt;Command Action='REMOVE' ApplicationType='NAGIOS'&gt;</text:p>
      <text:p text:style-name="P25"><text:s text:c="2"/>&lt;HostGroup HostGroup='Engineering' /&gt;</text:p>
      <text:p text:style-name="P25"><text:s/>&lt;/Command&gt;</text:p>
      <text:p text:style-name="P25"><text:s/>&lt;Command Action='ADD' ApplicationType='NAGIOS'&gt;</text:p>
      <text:p text:style-name="P25"><text:s text:c="2"/>&lt;HostGroup HostGroup='Engineering' /&gt;</text:p>
      <text:p text:style-name="P25"><text:s/>&lt;/Command&gt;</text:p>
      <text:p text:style-name="P25"><text:s/>&lt;Command Action='MODIFY' ApplicationType='NAGIOS'&gt;</text:p>
      <text:p text:style-name="P25"><text:s text:c="2"/>&lt;HostGroup HostGroup='Engineering' &gt;</text:p>
      <text:p text:style-name="P25"><text:s text:c="3"/>&lt;Host Host='california' /&gt;</text:p>
      <text:p text:style-name="P25"><text:s text:c="3"/>&lt;Host Host='dev-linux-app04' /&gt;</text:p>
      <text:p text:style-name="P25"><text:s text:c="3"/>&lt;Host Host='dev-linux-app06' /&gt;</text:p>
      <text:p text:style-name="P25"><text:s text:c="3"/>&lt;Host Host='dev-linux-app07' /&gt;</text:p>
      <text:p text:style-name="P25"><text:s text:c="3"/>&lt;Host Host='dev-linux-app09' /&gt;</text:p>
      <text:p text:style-name="P25"><text:s text:c="3"/>&lt;Host Host='dev-linux-qa02' /&gt;</text:p>
      <text:p text:style-name="P25"><text:s text:c="3"/>&lt;Host Host='kansas' /&gt;</text:p>
      <text:p text:style-name="P25"><text:s text:c="3"/>&lt;Host Host='ops-linux-mysql01' /&gt;</text:p>
      <text:p text:style-name="P25"><text:s text:c="3"/>&lt;Host Host='ops-linux-mysql02' /&gt;</text:p>
      <text:p text:style-name="P25"><text:s text:c="2"/>&lt;/HostGroup&gt;</text:p>
      <text:p text:style-name="P25"><text:s/>&lt;/Command&gt;</text:p>
      <text:p text:style-name="P25"><text:s/>&lt;Command Action='REMOVE' ApplicationType='NAGIOS'&gt;</text:p>
      <text:p text:style-name="P25"><text:s text:c="2"/>&lt;HostGroup HostGroup='Linux Servers' /&gt;</text:p>
      <text:p text:style-name="P25"><text:s/>&lt;/Command&gt;</text:p>
      <text:p text:style-name="P25"><text:s/>&lt;Command Action='ADD' ApplicationType='NAGIOS'&gt;</text:p>
      <text:p text:style-name="P25"><text:s text:c="2"/>&lt;HostGroup HostGroup='Linux Servers' /&gt;</text:p>
      <text:p text:style-name="P25"><text:s/>&lt;/Command&gt;</text:p>
      <text:p text:style-name="P25"><text:s/>&lt;Command Action='MODIFY' ApplicationType='NAGIOS'&gt;</text:p>
      <text:p text:style-name="P25"><text:s text:c="2"/>&lt;HostGroup HostGroup='Linux Servers' &gt;</text:p>
      <text:p text:style-name="P25"><text:s text:c="3"/>&lt;Host Host='localhost' /&gt;</text:p>
      <text:p text:style-name="P25"><text:s text:c="2"/>&lt;/HostGroup&gt;</text:p>
      <text:p text:style-name="P25"><text:s/>&lt;/Command&gt;</text:p>
      <text:p text:style-name="P25">&lt;/Adapter&gt;</text:p>
      <text:p text:style-name="P25"/>
      <text:h text:style-name="Heading_20_2" text:outline-level="2">Event Broker Sample:</text:h>
      <text:p text:style-name="Standard"/>
      <text:p text:style-name="P26">&lt;Adapter Session="11111" AdapterType="SystemAdmin"&gt;</text:p>
      <text:p text:style-name="P26">&lt;Command Action="MODIFY" ApplicationType="NAGIOS"&gt;</text:p>
      <text:p text:style-name="P26">&lt;Host <text:s/>CheckType="ACTIVE" MonitorServerName="localhost" isFailurePredictionEnabled="1" LastCheckTime="2007-11-20 11:43:13" isNotificationsEnabled="1" ExecutionTime="0.166000" isAcknowledged="0" TimeDown="0" isHostFlapping="0" isProcessPerformanceData="1" TimeUnreachable="0" isFlapDetectionEnabled="1" LastNotificationTime="0" MonitorStatus="UP" ScheduledDowntimeDepth="0" Latency="0.000000" Device="localhost" CurrentNotificationNumber="0" isPassiveChecksEnabled="1" LastPluginOutput="PING OK - Packet loss = 0%, RTA = 0.04 ms" TimeUp="1195576993" PercentStateChange="0.000000" isChecksEnabled="1" isEventHandlersEnabled="1" LastStateChange="2007-11-20 11:43:03" Host="localhost" /&gt;</text:p>
      <text:p text:style-name="P26">&lt;Service <text:s/>isFailurePredictionEnabled="1" isNotificationsEnabled="1" TimeWarning="0" isProcessPerformanceData="1" isFlapDetectionEnabled="1" LastNotificationTime="0" CurrentNotificationNumber="0" LastHardState="OK" isObsessOverService="1" isChecksEnabled="1" isAcceptPassiveChecks="1" PercentStateChange="0.000000" isEventHandlersEnabled="1" TimeCritical="0" LastStateChange="2007-11-20 11:44:43" isServiceFlapping="0" TimeUnknown="0" RetryNumber="1" MonitorServerName="localhost" CheckType="ACTIVE" LastCheckTime="2007-11-28 14:24:05" StateType="SOFT" ExecutionTime="0.215000" TimeOK="1196277845" MonitorStatus="OK" NextCheckTime="0" ScheduledDowntimeDepth="0" Device="localhost" Latency="0.259000" LastPluginOutput="USERS OK - 10 users currently logged in" isProblemAcknowledged="0" ServiceDescription="Current Users" Host="localhost" /&gt;</text:p>
      <text:p text:style-name="P26">&lt;Service <text:s/>isFailurePredictionEnabled="1" isNotificationsEnabled="1" TimeWarning="0" isProcessPerformanceData="1" isFlapDetectionEnabled="1" LastNotificationTime="0" CurrentNotificationNumber="0" LastHardState="OK" isObsessOverService="0" isChecksEnabled="0" isAcceptPassiveChecks="1" PercentStateChange="0.000000" isEventHandlersEnabled="1" TimeCritical="0" LastStateChange="2007-11-23 16:06:05" isServiceFlapping="0" TimeUnknown="0" RetryNumber="1" MonitorServerName="localhost" CheckType="PASSIVE" LastCheckTime="2007-11-26 17:50:02" StateType="SOFT" ExecutionTime="0.000000" TimeOK="1196117402" MonitorStatus="OK" NextCheckTime="0" ScheduledDowntimeDepth="0" Device="localhost" Latency="10.769000" LastPluginOutput="OK - load average: 0.34, 0.47, 0.43" isProblemAcknowledged="0" ServiceDescription="Passive Current Load" Host="localhost" /&gt;</text:p>
      <text:p text:style-name="P26">&lt;Service <text:s/>isFailurePredictionEnabled="1" isNotificationsEnabled="1" TimeWarning="0" isProcessPerformanceData="1" isFlapDetectionEnabled="1" LastNotificationTime="0" CurrentNotificationNumber="0" LastHardState="OK" isObsessOverService="1" isChecksEnabled="1" isAcceptPassiveChecks="1" PercentStateChange="0.000000" isEventHandlersEnabled="1" TimeCritical="0" LastStateChange="2007-11-20 12:19:34" isServiceFlapping="0" TimeUnknown="0" RetryNumber="1" MonitorServerName="localhost" CheckType="ACTIVE" LastCheckTime="2007-11-28 14:23:37" StateType="SOFT" ExecutionTime="0.051000" TimeOK="1196277817" MonitorStatus="OK" NextCheckTime="0" ScheduledDowntimeDepth="0" Device="localhost" Latency="0.349000" LastPluginOutput="DISK OK - free space: / 111370 MB (79% inode=97%):" isProblemAcknowledged="0" ServiceDescription="Root Partition" Host="localhost" /&gt;</text:p>
      <text:p text:style-name="P26">&lt;Service <text:s/>isFailurePredictionEnabled="1" isNotificationsEnabled="1" TimeWarning="0" isProcessPerformanceData="1" isFlapDetectionEnabled="1" LastNotificationTime="0" CurrentNotificationNumber="0" LastHardState="OK" isObsessOverService="1" isChecksEnabled="1" isAcceptPassiveChecks="1" PercentStateChange="0.000000" isEventHandlersEnabled="1" TimeCritical="0" LastStateChange="2007-11-22 10:44:06" isServiceFlapping="0" TimeUnknown="0" RetryNumber="1" MonitorServerName="localhost" CheckType="ACTIVE" LastCheckTime="2007-11-28 14:23:56" StateType="SOFT" ExecutionTime="0.180000" TimeOK="1196277836" MonitorStatus="OK" NextCheckTime="0" ScheduledDowntimeDepth="0" Device="localhost" Latency="0.236000" LastPluginOutput="PING OK - Packet loss = 0%, RTA = 0.04 ms" isProblemAcknowledged="0" ServiceDescription="icmp_ping" Host="localhost" /&gt;</text:p>
      <text:p text:style-name="P26">&lt;Service <text:s/>isFailurePredictionEnabled="1" isNotificationsEnabled="1" TimeWarning="0" isProcessPerformanceData="1" isFlapDetectionEnabled="1" LastNotificationTime="0" CurrentNotificationNumber="0" LastHardState="OK" isObsessOverService="1" isChecksEnabled="1" isAcceptPassiveChecks="1" PercentStateChange="0.000000" isEventHandlersEnabled="1" TimeCritical="0" LastStateChange="2007-11-20 11:44:43" isServiceFlapping="0" TimeUnknown="0" RetryNumber="1" MonitorServerName="localhost" CheckType="ACTIVE" LastCheckTime="2007-11-28 14:41:40" StateType="SOFT" ExecutionTime="0.176000" TimeOK="1196278900" MonitorStatus="OK" NextCheckTime="2007-11-28 14:42:40" ScheduledDowntimeDepth="0" Device="localhost" Latency="0.011000" LastPluginOutput="USERS OK - 10 users currently logged in" isProblemAcknowledged="0" ServiceDescription="Current Users" Host="localhost" /&gt;</text:p>
      <text:p text:style-name="P26">&lt;Service <text:s/>isFailurePredictionEnabled="1" isNotificationsEnabled="1" TimeWarning="0" isProcessPerformanceData="1" isFlapDetectionEnabled="1" LastNotificationTime="0" CurrentNotificationNumber="0" LastHardState="OK" isObsessOverService="1" isChecksEnabled="1" isAcceptPassiveChecks="1" PercentStateChange="0.000000" isEventHandlersEnabled="1" TimeCritical="0" LastStateChange="2007-11-20 11:44:43" isServiceFlapping="0" TimeUnknown="0" RetryNumber="1" MonitorServerName="localhost" CheckType="ACTIVE" LastCheckTime="2007-11-28 14:41:40" StateType="SOFT" ExecutionTime="0.176000" TimeOK="1196278900" MonitorStatus="OK" NextCheckTime="2007-11-28 14:42:40" ScheduledDowntimeDepth="0" Device="localhost" Latency="0.011000" LastPluginOutput="USERS OK - 10 users currently logged in" isProblemAcknowledged="0" ServiceDescription="Current Users" Host="localhost" /&gt;</text:p>
      <text:p text:style-name="P26">&lt;Service <text:s/>isFailurePredictionEnabled="1" isNotificationsEnabled="1" TimeWarning="0" isProcessPerformanceData="1" isFlapDetectionEnabled="1" LastNotificationTime="0" CurrentNotificationNumber="0" LastHardState="OK" isObsessOverService="1" isChecksEnabled="1" isAcceptPassiveChecks="1" PercentStateChange="0.000000" isEventHandlersEnabled="1" TimeCritical="0" LastStateChange="2007-11-20 12:19:34" isServiceFlapping="0" TimeUnknown="0" RetryNumber="1" MonitorServerName="localhost" CheckType="ACTIVE" LastCheckTime="2007-11-28 14:42:00" StateType="SOFT" ExecutionTime="0.069000" TimeOK="1196278920" MonitorStatus="OK" NextCheckTime="2007-11-28 14:43:00" ScheduledDowntimeDepth="0" Device="localhost" Latency="0.054000" LastPluginOutput="DISK OK - free space: / 111369 MB (79% inode=97%):" isProblemAcknowledged="0" ServiceDescription="Root Partition" Host="localhost" /&gt;</text:p>
      <text:p text:style-name="P26">&lt;Service <text:s/>isFailurePredictionEnabled="1" isNotificationsEnabled="1" TimeWarning="0" isProcessPerformanceData="1" isFlapDetectionEnabled="1" LastNotificationTime="0" CurrentNotificationNumber="0" LastHardState="OK" isObsessOverService="1" isChecksEnabled="1" isAcceptPassiveChecks="1" PercentStateChange="0.000000" isEventHandlersEnabled="1" TimeCritical="0" LastStateChange="2007-11-20 12:19:34" isServiceFlapping="0" TimeUnknown="0" RetryNumber="1" MonitorServerName="localhost" CheckType="ACTIVE" LastCheckTime="2007-11-28 14:42:00" StateType="SOFT" ExecutionTime="0.069000" TimeOK="1196278920" MonitorStatus="OK" NextCheckTime="2007-11-28 14:43:00" ScheduledDowntimeDepth="0" Device="localhost" Latency="0.054000" LastPluginOutput="DISK OK - free space: / 111369 MB (79% inode=97%):" isProblemAcknowledged="0" ServiceDescription="Root Partition" Host="localhost" /&gt;</text:p>
      <text:p text:style-name="P26">&lt;/Command&gt;</text:p>
      <text:p text:style-name="P26">&lt;/Adapte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Thorndale AMT1" svg:font-family="'Thorndale AMT', 'Times New Roman'"/>
    <style:font-face style:name="Courier New1" svg:font-family="'Courier New'" style:font-family-generic="modern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Albany AMT2" svg:font-family="'Albany AMT', Arial" style:font-pitch="variable"/>
    <style:font-face style:name="Courier New" svg:font-family="'Courier New'" style:font-pitch="variable"/>
    <style:font-face style:name="Mincho" svg:font-family="Mincho, msmincho" style:font-pitch="variable"/>
    <style:font-face style:name="Times" svg:font-family="Times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horndale AMT" fo:font-size="12pt" fo:language="en" fo:country="US" style:font-name-asian="Albany AMT1" style:font-size-asian="12pt" style:language-asian="en" style:country-asian="US" style:font-name-complex="Albany AMT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0835in" fo:margin-bottom="0.0835in"/>
      <style:text-properties style:font-name="Arial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8000" style:font-name="Courier New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Mincho" style:font-size-asian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1665in" fo:keep-with-next="always">
        <style:tab-stops>
          <style:tab-stop style:position="0.8126in"/>
        </style:tab-stops>
      </style:paragraph-properties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835in" fo:text-indent="0in" style:auto-text-indent="false" fo:keep-with-next="always"/>
      <style:text-properties fo:font-weight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text-align="start" style:justify-single-word="false" fo:text-indent="0in" style:auto-text-indent="false" fo:keep-with-next="always"/>
      <style:text-properties style:font-name="Arial" fo:font-size="9pt" fo:font-weight="bold" style:font-size-asian="9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Numbering_20_1" style:display-name="Numbering 1" style:family="paragraph" style:parent-style-name="Standard" style:class="list">
      <style:paragraph-properties fo:margin-left="0in" fo:margin-right="0in" fo:margin-top="0.1665in" fo:margin-bottom="0.0835in" fo:text-indent="0in" style:auto-text-indent="false"/>
      <style:text-properties style:font-name="Arial" fo:font-size="10pt" style:font-size-asian="10pt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Header" style:family="paragraph" style:parent-style-name="Standard" style:class="extra">
      <style:paragraph-properties fo:orphans="0" fo:widows="0" style:text-autospace="none" style:punctuation-wrap="simple" style:vertical-align="baseline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 fo:orphans="0" fo:widows="0" style:text-autospace="none" style:punctuation-wrap="simple" style:vertical-align="baseline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style:style style:name="Bullet_20_orange" style:display-name="Bullet orange" style:family="paragraph" style:parent-style-name="Standard">
      <style:paragraph-properties fo:margin-left="0in" fo:margin-right="0in" fo:margin-top="0.0835in" fo:margin-bottom="0in" fo:text-indent="0in" style:auto-text-indent="false"/>
    </style:style>
    <style:style style:name="Body_20_Text_20_2" style:display-name="Body Text 2" style:family="paragraph" style:parent-style-name="Standard">
      <style:paragraph-properties fo:margin-left="0.25in" fo:margin-right="0in" fo:margin-top="0.0835in" fo:margin-bottom="0.0835in" fo:text-indent="0in" style:auto-text-indent="false"/>
      <style:text-properties style:font-name="Arial" fo:font-size="10pt" style:font-size-asian="10pt"/>
    </style:style>
    <style:style style:name="Body_20_Text_20_3" style:display-name="Body Text 3" style:family="paragraph" style:parent-style-name="Standard">
      <style:text-properties fo:color="#008000" style:font-name="Courier New" fo:font-size="10pt" style:font-size-asian="10pt"/>
    </style:style>
    <style:style style:name="code" style:family="paragraph" style:parent-style-name="Text_20_body_20_indent">
      <style:paragraph-properties fo:margin-top="0.0835in" fo:margin-bottom="0.0835in"/>
    </style:style>
    <style:style style:name="Task_20_title" style:display-name="Task title" style:family="paragraph" style:parent-style-name="Bullet_20_orange">
      <style:paragraph-properties fo:margin-left="0.25in" fo:margin-right="0in" fo:margin-top="0.1665in" fo:margin-bottom="0.0835in" fo:text-indent="0in" style:auto-text-indent="false"/>
      <style:text-properties style:font-name="Arial" fo:font-size="10pt" style:text-underline-style="solid" style:text-underline-width="auto" style:text-underline-color="font-color" style:font-size-asian="10pt"/>
    </style:style>
    <style:style style:name="task_20_numbering_20_2" style:display-name="task numbering 2" style:family="paragraph" style:parent-style-name="Standard">
      <style:paragraph-properties fo:margin-left="0in" fo:margin-right="0in" fo:margin-top="0.0835in" fo:margin-bottom="0.0835in" fo:text-indent="0in" style:auto-text-indent="false"/>
      <style:text-properties style:font-name="Arial" fo:font-size="10pt" style:font-size-asian="10pt"/>
    </style:style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Symbol" fo:font-size="9pt" style:font-size-asian="9pt"/>
    </style:style>
    <style:style style:name="WW8Num4z0" style:family="text">
      <style:text-properties style:font-name="Symbol" fo:font-size="9pt" style:font-size-asian="9pt"/>
    </style:style>
    <style:style style:name="Absatz-Standardschriftart" style:family="text"/>
    <style:style style:name="WW8Num6z0" style:family="text">
      <style:text-properties style:font-name="StarSymbol" fo:font-size="9pt" style:font-size-asian="9pt"/>
    </style:style>
    <style:style style:name="WW8Num6z1" style:family="text">
      <style:text-properties style:font-name="Wingdings 2" fo:font-size="9pt" style:font-size-asian="9pt"/>
    </style:style>
    <style:style style:name="WW8Num7z0" style:family="text">
      <style:text-properties style:font-name="StarSymbol" fo:font-size="9pt" style:font-size-asian="9pt"/>
    </style:style>
    <style:style style:name="WW8Num7z1" style:family="text">
      <style:text-properties style:font-name="Wingdings 2" fo:font-size="9pt" style:font-size-asian="9pt"/>
    </style:style>
    <style:style style:name="WW8Num25z0" style:family="text">
      <style:text-properties style:font-name="Symbol1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Wingdings 2"/>
    </style:style>
    <style:style style:name="WW8Num26z1" style:family="text">
      <style:text-properties style:font-name="Courier New" style:font-name-complex="Times"/>
    </style:style>
    <style:style style:name="WW8Num26z2" style:family="text">
      <style:text-properties style:font-name="Wingdings"/>
    </style:style>
    <style:style style:name="WW8Num26z3" style:family="text">
      <style:text-properties style:font-name="Symbol1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/>
    </style:style>
    <style:style style:name="WW8Num27z3" style:family="text">
      <style:text-properties style:font-name="Symbol1"/>
    </style:style>
    <style:style style:name="WW-Absatz-Standardschriftart" style:family="text"/>
    <style:style style:name="WW8Num1z2" style:family="text">
      <style:text-properties fo:color="#ff6600" style:font-name="Wingdings 2"/>
    </style:style>
    <style:style style:name="Default_20_Paragraph_20_Font" style:display-name="Default Paragraph Font" style:family="text"/>
    <style:style style:name="Heading_20_1_20_Char_20_Char" style:display-name="Heading 1 Char Char" style:family="text" style:parent-style-name="Default_20_Paragraph_20_Font">
      <style:text-properties style:font-name="Arial" fo:language="en" fo:country="US" fo:font-weight="bold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25in"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)" style:num-format="1">
        <style:list-level-properties text:min-label-width="0.25in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1.0252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-0.211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289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0.789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289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1.789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289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2.789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289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3.789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-0.211in" text:min-label-width="0.25in"/>
        <style:text-properties style:font-name="Symbol"/>
      </text:list-level-style-bullet>
      <text:list-level-style-bullet text:level="2" text:style-name="WW8Num4z0" style:num-suffix="." text:bullet-char="">
        <style:list-level-properties text:space-before="0.289in" text:min-label-width="0.25in"/>
        <style:text-properties style:font-name="Symbol"/>
      </text:list-level-style-bullet>
      <text:list-level-style-bullet text:level="3" text:style-name="WW8Num4z0" style:num-suffix="." text:bullet-char="">
        <style:list-level-properties text:space-before="0.789in" text:min-label-width="0.25in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1.289in" text:min-label-width="0.25in"/>
        <style:text-properties style:font-name="Symbol"/>
      </text:list-level-style-bullet>
      <text:list-level-style-bullet text:level="5" text:style-name="WW8Num4z0" style:num-suffix="." text:bullet-char="">
        <style:list-level-properties text:space-before="1.789in" text:min-label-width="0.25in"/>
        <style:text-properties style:font-name="Symbol"/>
      </text:list-level-style-bullet>
      <text:list-level-style-bullet text:level="6" text:style-name="WW8Num4z0" style:num-suffix="." text:bullet-char="">
        <style:list-level-properties text:space-before="2.289in" text:min-label-width="0.25in"/>
        <style:text-properties style:font-name="Symbol"/>
      </text:list-level-style-bullet>
      <text:list-level-style-bullet text:level="7" text:style-name="WW8Num4z0" style:num-suffix="." text:bullet-char="">
        <style:list-level-properties text:space-before="2.789in" text:min-label-width="0.25in"/>
        <style:text-properties style:font-name="Symbol"/>
      </text:list-level-style-bullet>
      <text:list-level-style-bullet text:level="8" text:style-name="WW8Num4z0" style:num-suffix="." text:bullet-char="">
        <style:list-level-properties text:space-before="3.289in" text:min-label-width="0.25in"/>
        <style:text-properties style:font-name="Symbol"/>
      </text:list-level-style-bullet>
      <text:list-level-style-bullet text:level="9" text:style-name="WW8Num4z0" style:num-suffix="." text:bullet-char="">
        <style:list-level-properties text:space-before="3.789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)" style:num-format="1">
        <style:list-level-properties text:min-label-width="0.25in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)" style:num-format="1">
        <style:list-level-properties text:min-label-width="0.25in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2pt" fo:language="en" fo:country="US" style:font-name-asian="Times New Roman" style:font-size-asian="12pt" style:language-asian="en" style:country-asian="US" style:font-name-complex="Times New Roman" style:font-size-complex="10pt"/>
    </style:style>
    <style:style style:name="P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0pt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0pt"/>
    </style:style>
    <style:style style:name="P5" style:family="paragraph" style:parent-style-name="Header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0pt"/>
    </style:style>
    <style:style style:name="P6" style:family="paragraph" style:parent-style-name="Footer">
      <style:paragraph-properties fo:orphans="2" fo:widows="2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</style:tab-stops>
      </style:paragraph-properties>
      <style:text-properties style:use-window-font-color="true" fo:font-size="14pt" fo:language="en" fo:country="US" style:font-name-asian="Times New Roman" style:font-size-asian="14pt" style:language-asian="en" style:country-asian="US" style:font-name-complex="Times New Roman" style:font-size-complex="10pt"/>
    </style:style>
    <style:style style:name="T1" style:family="text">
      <style:text-properties style:use-window-font-color="true" fo:font-size="8pt" fo:language="en" fo:country="US" style:font-name-asian="Times New Roman" style:font-size-asian="8pt" style:language-asian="en" style:country-asian="US" style:font-name-complex="Times New Roman" style:font-size-complex="10pt"/>
    </style:style>
    <style:style style:name="T2" style:family="text" style:parent-style-name="Page_20_Number">
      <style:text-properties style:use-window-font-color="true" fo:font-size="8pt" fo:language="en" fo:country="US" style:font-name-asian="Times New Roman" style:font-size-asian="8pt" style:language-asian="en" style:country-asian="US" style:font-name-complex="Times New Roman" style:font-size-complex="10pt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39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pm1">
      <style:header>
        <text:p text:style-name="Header"><text:tab/>Development specification. Foundation Message Dispatcher</text:p>
        <text:p text:style-name="Header"/>
      </style:header>
      <style:footer>
        <text:p text:style-name="P1"/>
        <text:p text:style-name="P2"><draw:frame draw:style-name="fr1" draw:name="graphics1" text:anchor-type="as-char" svg:width="1.9689in" svg:height="0.2862in" draw:z-index="12"><draw:image xlink:href="Pictures/100000000000166800000352F766937D.jpg" xlink:type="simple" xlink:show="embed" xlink:actuate="onLoad"/></draw:frame></text:p>
        <text:p text:style-name="P3"><text:span text:style-name="T1"><text:tab/><text:tab/>Page </text:span><text:span text:style-name="T2"><text:page-number text:select-page="current">12</text:page-number></text:span><text:span text:style-name="T2"> </text:span></text:p>
      </style:footer>
    </style:master-page>
    <style:master-page style:name="First_20_Page" style:display-name="First Page" style:page-layout-name="pm1" style:next-style-name="Standard">
      <style:header>
        <text:p text:style-name="P4"><draw:frame draw:style-name="fr1" draw:name="graphics2" text:anchor-type="as-char" svg:width="2.8673in" svg:height="0.4217in" draw:z-index="0"><draw:image xlink:href="Pictures/100000000000166800000352F766937D.jpg" xlink:type="simple" xlink:show="embed" xlink:actuate="onLoad"/></draw:frame></text:p>
        <text:p text:style-name="P5"/>
      </style:header>
      <style:footer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Tutorial Foundation 1.1</dc:title>
    <meta:initial-creator>WW</meta:initial-creator>
    <meta:creation-date>2005-09-22T13:20:00</meta:creation-date>
    <dc:date>2007-12-13T14:24:38</dc:date>
    <meta:print-date>2006-06-05T11:21:32</meta:print-date>
    <dc:language>en-US</dc:language>
    <meta:editing-cycles>539</meta:editing-cycles>
    <meta:editing-duration>P3DT9H23M31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13" meta:paragraph-count="398" meta:word-count="2622" meta:character-count="22950"/>
  </office:meta>
</office:document-meta>
</file>